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a5880"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a5880"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a5880" style:font-name="arial" style:font-size-asian="11pt" style:font-size-complex="11pt"/>
    </style:style>
    <style:style style:family="paragraph" style:name="P8" style:parent-style-name="UrbanTitle">
      <style:text-properties officeooo:paragraph-rsid="001a5880"/>
    </style:style>
    <style:style style:family="paragraph" style:name="P9" style:parent-style-name="UrbanTitle">
      <style:text-properties officeooo:paragraph-rsid="001a5880"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a5880"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 style:font-size-asian="12pt" style:font-size-complex="12pt"/>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0">
      <style:text-properties fo:font-size="12pt" style:font-size-asian="12pt" style:font-size-complex="12pt"/>
    </style:style>
    <style:style style:family="text" style:name="T11">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do text</text:p><text:p text:style-name="P12">from document(at=header, format='odt')</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9">RECOMMANDE</text:span></text:p>
          </table:table-cell>
        </table:table-row>
      </table:table>
      <text:p text:style-name="P8"/>
      <text:p text:style-name="P9">Envoi du dossier</text:p>
      <text:p text:style-name="P5"/>
      <text:p text:style-name="P5"><text:span text:style-name="T10"><office:annotation><dc:creator>Gauthier Bastien</dc:creator><dc:date>2011-01-13T14:56:41</dc:date><text:p text:style-name="P12">do text</text:p><text:p text:style-name="P12">from document(at=reference, format='odt')</text:p></office:annotation></text:span>Import depuis reference.odt</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do text if len(self.getApplicants()) &gt; 1</text:p></office:annotation><text:span text:style-name="T4">Demandeurs :</text:span> <text:text-input text:description="Demandeurs">self.getApplicantsSignaletic()</text:text-input></text:p>
      <text:p text:style-name="P5"><office:annotation><dc:creator>Gauthier Bastien</dc:creator><dc:date>2011-02-16T16:13:21</dc:date><text:p text:style-name="P12">do text if not len(self.getApplicants()) &gt; 1</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En application de l'article 127 §2 du C.W.A.T.U.P.E., nous vous prions de trouver sous ce pli un exemplaire du dossier complet de la demande de permis concernant le projet repris sous rubrique.</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7:30.716475521</dc:date>
    <dc:language>fr-FR</dc:language>
    <meta:editing-cycles>70</meta:editing-cycles>
    <meta:editing-duration>P1DT7H48M55S</meta:editing-duration>
    <meta:document-statistic meta:table-count="1" meta:image-count="0" meta:object-count="0" meta:page-count="1" meta:paragraph-count="21" meta:word-count="132" meta:character-count="978" meta:non-whitespace-character-count="880"/>
    <meta:user-defined meta:name="Info 1"/>
    <meta:user-defined meta:name="Info 2"/>
    <meta:user-defined meta:name="Info 3"/>
    <meta:user-defined meta:name="Info 4"/>
  </office:meta>
</office:document-meta>
</file>